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d892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1d892" style:font-name-asian="Times New Roman1" style:font-name-complex="Times New Roman1"/>
    </style:style>
    <style:style style:name="P3" style:family="paragraph" style:parent-style-name="Standard">
      <style:text-properties style:font-name="Times New Roman" officeooo:paragraph-rsid="0001d892" style:font-name-asian="Times New Roman1" style:font-name-complex="Times New Roman1"/>
    </style:style>
    <style:style style:name="P4" style:family="paragraph" style:parent-style-name="Standard">
      <style:paragraph-properties fo:margin-left="0cm" fo:margin-right="0cm" fo:text-indent="10.001cm" style:auto-text-indent="false"/>
      <style:text-properties style:font-name="Times New Roman" officeooo:paragraph-rsid="0001d892" style:font-name-asian="Times New Roman1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paragraph-rsid="0001d892" style:font-name-asian="Times New Roman1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1d892" style:font-name-asian="Times New Roman1" style:font-size-asian="14pt" style:font-name-complex="Times New Roman1"/>
    </style:style>
    <style:style style:name="P7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officeooo:paragraph-rsid="0001d892" style:font-name-asian="Times New Roman1" style:font-size-asian="14pt" style:font-name-complex="Times New Roman1"/>
    </style:style>
    <style:style style:name="P8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ru" fo:country="RU" officeooo:rsid="0019a37e" officeooo:paragraph-rsid="0001d892" style:font-name-asian="Times New Roman1" style:font-size-asian="14pt" style:font-name-complex="Times New Roman1"/>
    </style:style>
    <style:style style:name="P9" style:family="paragraph" style:parent-style-name="Standard">
      <style:text-properties officeooo:paragraph-rsid="0001d892"/>
    </style:style>
    <style:style style:name="P10" style:family="paragraph" style:parent-style-name="Standard">
      <style:paragraph-properties fo:text-align="start" style:justify-single-word="false"/>
      <style:text-properties officeooo:paragraph-rsid="0001d892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01d892" style:font-name-asian="Times New Roman1" style:font-size-asian="14pt" style:font-name-complex="Times New Roman1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paragraph-rsid="0001d892" style:font-name-asian="Times New Roman1" style:font-size-asian="14pt" style:font-name-complex="Times New Roman1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01d892" style:font-name-asian="Times New Roman1" style:font-size-asian="14pt" style:font-weight-asian="bold" style:font-name-complex="Times New Roman1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1d892" officeooo:paragraph-rsid="0001d892" style:font-name-asian="Times New Roman1" style:font-size-asian="14pt" style:font-weight-asian="bold" style:font-name-complex="Times New Roman1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officeooo:paragraph-rsid="0001d892" style:font-name-asian="Times New Roman1" style:font-size-asian="14pt" style:font-weight-asian="normal" style:font-name-complex="Times New Roman1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1d892" style:font-name-asian="Times New Roman1" style:font-size-asian="14pt" style:font-weight-asian="normal" style:font-name-complex="Times New Roman1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1d892" officeooo:paragraph-rsid="0001d892" style:font-name-asian="Times New Roman1" style:font-size-asian="14pt" style:font-weight-asian="normal" style:font-name-complex="Times New Roman1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1d892" officeooo:paragraph-rsid="0005b73a" style:font-name-asian="Times New Roman1" style:font-size-asian="14pt" style:font-weight-asian="normal" style:font-name-complex="Times New Roman1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1d892" officeooo:paragraph-rsid="0001d892" style:font-name-asian="Times New Roman1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language-asian="en" style:country-asian="GB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4" style:family="text">
      <style:text-properties style:font-name="Times New Roman" fo:font-size="14pt" fo:language="ru" fo:country="RU" style:font-name-asian="Times New Roman1" style:font-size-asian="14pt" style:language-asian="en" style:country-asian="GB" style:font-name-complex="Times New Roman1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7" style:family="text">
      <style:text-properties style:font-name="Times New Roman" fo:font-size="18pt" fo:language="ru" fo:country="RU" fo:font-weight="bold" officeooo:rsid="0001d892" style:font-name-asian="Times New Roman1" style:font-size-asian="18pt" style:font-weight-asian="bold" style:font-name-complex="Times New Roman1"/>
    </style:style>
    <style:style style:name="T8" style:family="text">
      <style:text-properties style:font-name="Symbol" style:font-name-asian="Symbol1" style:font-name-complex="Symbol1"/>
    </style:style>
    <style:style style:name="T9" style:family="text">
      <style:text-properties officeooo:rsid="0005b73a"/>
    </style:style>
    <style:style style:name="T10" style:family="text">
      <style:text-properties fo:language="en" fo:country="US" officeooo:rsid="0005b73a"/>
    </style:style>
    <style:style style:name="T11" style:family="text">
      <style:text-properties fo:language="ru" fo:country="RU" officeooo:rsid="0005b73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5"/>
      <text:p text:style-name="P5">«БЕЛГОРОДСКИЙ ГОСУДАРСТВЕННЫЙ </text:p>
      <text:p text:style-name="P5">ТЕХНОЛОГИЧЕСКИЙ УНИВЕРСИТЕТ им. В. Г. ШУХОВА»</text:p>
      <text:p text:style-name="P5">(БГТУ им. В.Г. Шухова)</text:p>
      <text:p text:style-name="P5"/>
      <text:p text:style-name="P2">Кафедра программного обеспечения вычислительной техники и автоматизированных систе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"><text:span text:style-name="T6">Лабораторная работа №</text:span><text:span text:style-name="T7">3.1</text:span></text:p>
      <text:p text:style-name="P1"><text:span text:style-name="T1">по </text:span><text:span text:style-name="T2">дисциплине: </text:span><text:span text:style-name="T4">Дискретная математика</text:span></text:p>
      <text:p text:style-name="P6">тема: «Отношения и их свойства» </text:p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4"/>
      <text:p text:style-name="P7">Выполнил: ст. группы ПВ-211</text:p>
      <text:p text:style-name="P8">Чувилко Илья Романович</text:p>
      <text:p text:style-name="P7"/>
      <text:p text:style-name="P7">Проверили: </text:p>
      <text:p text:style-name="P9"><text:span text:style-name="T1"><text:tab/></text:span><text:span text:style-name="T3"> <text:s text:c="3"/><text:tab/><text:tab/><text:tab/><text:tab/><text:tab/><text:tab/> <text:s/>Рязанов Юрий Дмитриевич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Белгород 202</text:span><text:span text:style-name="T3">2</text:span><text:span text:style-name="T1"> г.</text:span></text:p>
      <text:p text:style-name="P10"><text:soft-page-break/><text:span text:style-name="T5">Цель работы: </text:span><text:span text:style-name="T1">изучить способы задания отношений, операции над от ношениями и свойства отношений, научиться программно реализовывать операции и определять свойства отношений. </text:span></text:p>
      <text:p text:style-name="P12"/>
      <text:p text:style-name="P13">Содержание отчета: </text:p>
      <text:list xml:id="list587355583" text:style-name="L1">
        <text:list-item>
          <text:p text:style-name="P15">Тема лабораторной работы. </text:p>
        </text:list-item>
        <text:list-item>
          <text:p text:style-name="P15">Цель лабораторной работы. </text:p>
        </text:list-item>
        <text:list-item>
          <text:p text:style-name="P15">Тексты заданий и их решения. </text:p>
        </text:list-item>
        <text:list-item>
          <text:p text:style-name="P15">Выводы. </text:p>
        </text:list-item>
      </text:list>
      <text:p text:style-name="P16"/>
      <text:p text:style-name="P19">Задания:</text:p>
      <text:p text:style-name="P14">Часть 1. Операции над отношениями </text:p>
      <text:p text:style-name="P17">1.1. Представить отношения (см."Варианты заданий п.а) графиком, графом и матрицей.</text:p>
      <text:p text:style-name="P17"/>
      <text:p text:style-name="P18">а) А = {(x,y) | x <text:span text:style-name="T8"></text:span> N и y <text:span text:style-name="T8"></text:span> N и x &lt; 11 и y &lt; 11 и <text:span text:style-name="T10">x &lt; y &lt; (9 – x) </text:span><text:span text:style-name="T11">или </text:span><text:span text:style-name="T10">(9 – x) &lt; y &lt; x</text:span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1-14T10:33:04.178000000</dc:date>
    <meta:editing-duration>PT2H47M57S</meta:editing-duration>
    <meta:editing-cycles>2</meta:editing-cycles>
    <meta:document-statistic meta:table-count="0" meta:image-count="0" meta:object-count="0" meta:page-count="2" meta:paragraph-count="24" meta:word-count="144" meta:character-count="983" meta:non-whitespace-character-count="842"/>
  </office:meta>
</office:document-meta>
</file>